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C0000003FE3621C64E8C8A453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imes" svg:font-family="Times" style:font-family-generic="roman"/>
    <style:font-face style:name="times" svg:font-family="times" style:font-family-generic="roman"/>
    <style:font-face style:name="Century Schoolbook L1" svg:font-family="'Century Schoolbook L'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Century Schoolbook L" svg:font-family="'Century Schoolbook L'" style:font-pitch="variable"/>
    <style:font-face style:name="HG Mincho Light J" svg:font-family="'HG Mincho Light J'" style:font-pitch="variable"/>
    <style:font-face style:name="times2" svg:font-family="time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003cm"/>
    </style:style>
    <style:style style:name="gr2" style:family="graphic" style:parent-style-name="standard">
      <style:graphic-properties draw:stroke="none" svg:stroke-color="#000000" draw:fill="none" draw:fill-color="#ffffff" fo:min-height="6.12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570d0d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629cm"/>
    </style:style>
    <style:style style:name="pr2" style:family="presentation" style:parent-style-name="Home-notes">
      <style:graphic-properties draw:fill-color="#ffffff" fo:min-height="10.629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ffffff"/>
      <style:text-properties fo:font-size="16pt" fo:font-weight="bold"/>
    </style:style>
    <style:style style:name="P3" style:family="paragraph">
      <style:paragraph-properties fo:margin-left="0cm" fo:margin-right="0cm" fo:text-align="center" fo:text-indent="0cm"/>
      <style:text-properties style:font-name="Arial Black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font-name="Arial Black" fo:font-size="3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570d0d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T1" style:family="text">
      <style:text-properties fo:font-size="16pt" fo:font-weight="bold"/>
    </style:style>
    <style:style style:name="T2" style:family="text">
      <style:text-properties style:font-name="Arial Black" fo:font-size="40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 presentation:presentation-page-layout-name="AL1T0">
        <office:forms form:automatic-focus="false" form:apply-design-mode="false"/>
        <draw:frame draw:style-name="gr1" draw:text-style-name="P2" draw:layer="layout" svg:width="5.911cm" svg:height="1.003cm" svg:x="14.089cm" svg:y="26.107cm">
          <draw:text-box>
            <text:p text:style-name="P1"><text:span text:style-name="T1">Olivier PANTALE</text:span></text:p>
          </draw:text-box>
        </draw:frame>
        <draw:frame draw:style-name="gr2" draw:text-style-name="P4" draw:layer="layout" svg:width="16.212cm" svg:height="6.123cm" svg:x="3.188cm" svg:y="5.7cm">
          <draw:text-box>
            <text:p text:style-name="P3"><text:span text:style-name="T2">DynELA Finite Element Code </text:span></text:p>
            <text:p text:style-name="P3"><text:span text:style-name="T2">v.3.0</text:span></text:p>
          </draw:text-box>
        </draw:frame>
        <draw:frame draw:style-name="gr3" draw:text-style-name="P5" draw:layer="layout" svg:width="17.873cm" svg:height="10.968cm" svg:x="2.161cm" svg:y="16.232cm">
          <draw:image xlink:href="Pictures/10000201000006C0000003FE3621C64E8C8A4535.png" xlink:type="simple" xlink:show="embed" xlink:actuate="onLoad" loext:mime-type="image/png">
            <text:p/>
          </draw:image>
        </draw:frame>
        <draw:rect draw:style-name="gr4" draw:text-style-name="P6" draw:layer="layout" svg:width="19cm" svg:height="0.321cm" svg:x="0.999cm" svg:y="27.187cm">
          <text:p/>
        </draw:rect>
        <draw:rect draw:style-name="gr4" draw:text-style-name="P6" draw:layer="layout" svg:width="1.232cm" svg:height="27.697cm" svg:x="0.999cm" svg:y="1cm">
          <text:p/>
        </draw:rect>
        <presentation:notes draw:style-name="dp2">
          <draw:page-thumbnail draw:style-name="gr5" draw:layer="layout" svg:width="12.767cm" svg:height="9.575cm" svg:x="4.371cm" svg:y="2.794cm" draw:page-number="1" presentation:class="page"/>
          <draw:frame presentation:style-name="pr1" draw:text-style-name="P7" draw:layer="layout" svg:width="14.952cm" svg:height="10.629cm" svg:x="3.286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presentation:notes draw:style-name="dp2">
          <draw:page-thumbnail draw:style-name="gr5" draw:layer="layout" svg:width="12.767cm" svg:height="9.575cm" svg:x="4.371cm" svg:y="2.794cm" draw:page-number="2" presentation:class="page"/>
          <draw:frame presentation:style-name="pr2" draw:text-style-name="P8" draw:layer="layout" svg:width="14.952cm" svg:height="10.629cm" svg:x="3.286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" svg:font-family="Times" style:font-family-generic="roman"/>
    <style:font-face style:name="times" svg:font-family="times" style:font-family-generic="roman"/>
    <style:font-face style:name="Century Schoolbook L1" svg:font-family="'Century Schoolbook L'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Century Schoolbook L" svg:font-family="'Century Schoolbook L'" style:font-pitch="variable"/>
    <style:font-face style:name="HG Mincho Light J" svg:font-family="'HG Mincho Light J'" style:font-pitch="variable"/>
    <style:font-face style:name="times2" svg:font-family="time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1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2cm" fo:margin-right="0cm" fo:margin-top="0cm" fo:margin-bottom="0.4cm" fo:text-indent="0cm"/>
      <style:text-properties fo:font-size="28pt"/>
    </style:style>
    <style:style style:name="Home-outline3" style:family="presentation" style:parent-style-name="Home-outline2">
      <style:paragraph-properties fo:margin-left="3cm" fo:margin-right="0cm" fo:margin-top="0cm" fo:margin-bottom="0.3cm" fo:text-indent="0cm"/>
      <style:text-properties fo:font-size="24pt"/>
    </style:style>
    <style:style style:name="Home-outline4" style:family="presentation" style:parent-style-name="Home-outline3">
      <style:paragraph-properties fo:margin-left="3.8cm" fo:margin-right="0cm" fo:margin-top="0cm" fo:margin-bottom="0.2cm" fo:text-indent="0cm"/>
      <style:text-properties fo:font-size="20pt"/>
    </style:style>
    <style:style style:name="Home-outline5" style:family="presentation" style:parent-style-name="Home-outline4">
      <style:paragraph-properties fo:margin-left="4.6cm" fo:margin-right="0cm" fo:margin-top="0cm" fo:margin-bottom="0.1cm" fo:text-indent="0cm"/>
      <style:text-properties fo:font-size="20pt"/>
    </style:style>
    <style:style style:name="Home-outline6" style:family="presentation" style:parent-style-name="Home-outline5">
      <style:paragraph-properties fo:margin-left="5.4cm" fo:margin-right="0cm" fo:margin-top="0cm" fo:margin-bottom="0.1cm" fo:text-indent="0cm"/>
      <style:text-properties fo:font-size="20pt"/>
    </style:style>
    <style:style style:name="Home-outline7" style:family="presentation" style:parent-style-name="Home-outline6">
      <style:paragraph-properties fo:margin-left="6.2cm" fo:margin-right="0cm" fo:margin-top="0cm" fo:margin-bottom="0.1cm" fo:text-indent="0cm"/>
      <style:text-properties fo:font-size="20pt"/>
    </style:style>
    <style:style style:name="Home-outline8" style:family="presentation" style:parent-style-name="Home-outline7">
      <style:paragraph-properties fo:margin-left="7cm" fo:margin-right="0cm" fo:margin-top="0cm" fo:margin-bottom="0.1cm" fo:text-indent="0cm"/>
      <style:text-properties fo:font-size="20pt"/>
    </style:style>
    <style:style style:name="Home-outline9" style:family="presentation" style:parent-style-name="Home-outline8">
      <style:paragraph-properties fo:margin-left="7.8cm" fo:margin-right="0cm" fo:margin-top="0cm" fo:margin-bottom="0.1cm" fo:text-indent="0cm"/>
      <style:text-properties fo:font-size="20pt"/>
    </style:style>
    <style:style style:name="Home-subtitle" style:family="presentation">
      <style:graphic-properties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imes1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38cm" svg:height="7.753cm" svg:x="2.217cm" svg:y="2cm" draw:page-number="1"/>
      <draw:page-thumbnail draw:layer="backgroundobjects" svg:width="10.338cm" svg:height="7.753cm" svg:x="15.384cm" svg:y="2cm"/>
      <draw:page-thumbnail draw:layer="backgroundobjects" svg:width="10.338cm" svg:height="7.753cm" svg:x="2.217cm" svg:y="11.755cm"/>
      <draw:page-thumbnail draw:layer="backgroundobjects" svg:width="10.338cm" svg:height="7.753cm" svg:x="15.384cm" svg:y="11.755cm"/>
    </style:handout-master>
    <style:master-page style:name="Home" style:page-layout-name="PM1" draw:style-name="Mdp1">
      <draw:frame presentation:style-name="Home-title" draw:layer="backgroundobjects" svg:width="16.224cm" svg:height="4.624cm" svg:x="2.396cm" svg:y="3.299cm" presentation:class="title" presentation:placeholder="true">
        <draw:text-box/>
      </draw:frame>
      <draw:frame presentation:style-name="Home-outline1" draw:layer="backgroundobjects" svg:width="16.224cm" svg:height="16.065cm" svg:x="2.396cm" svg:y="8.7cm" presentation:class="outline" presentation:placeholder="true">
        <draw:text-box/>
      </draw:frame>
      <presentation:notes style:page-layout-name="PM2">
        <draw:page-thumbnail presentation:style-name="Home-title" draw:layer="backgroundobjects" svg:width="12.767cm" svg:height="9.575cm" svg:x="4.371cm" svg:y="2.794cm" presentation:class="page"/>
        <draw:frame presentation:style-name="Home-notes" draw:layer="backgroundobjects" svg:width="14.952cm" svg:height="10.628cm" svg:x="3.286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de445f0488b6b3c405222dbea27cd0e1481200f</meta:generator>
    <meta:initial-creator>Olivier Pantalé</meta:initial-creator>
    <meta:creation-date>1999-09-07T16:24:40</meta:creation-date>
    <dc:date>2019-11-05T10:57:55.672220528</dc:date>
    <meta:print-date>2003-09-15T08:35:50</meta:print-date>
    <dc:language>en-US</dc:language>
    <meta:editing-cycles>47</meta:editing-cycles>
    <meta:editing-duration>PT25M59S</meta:editing-duration>
    <meta:document-statistic meta:object-count="17"/>
    <meta:user-defined meta:name="Info 0"/>
    <meta:user-defined meta:name="Info 1"/>
    <meta:user-defined meta:name="Info 2"/>
    <meta:user-defined meta:name="Info 3"/>
  </office:meta>
</office:document-meta>
</file>